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9.158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5.673cm"/>
    </style:style>
    <style:style style:name="co6" style:family="table-column">
      <style:table-column-properties fo:break-before="auto" style:column-width="15.177cm"/>
    </style:style>
    <style:style style:name="co7" style:family="table-column">
      <style:table-column-properties fo:break-before="auto" style:column-width="18.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robin/git/cool/hardware/pcb/pcb.kicad_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21 Feb 2023 17:09:41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1-3.fc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Rect_L18.0mm_W6.0mm_P15.00mm_FKS3_FKP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holder_Cylinder-5x20mm_Stelvio-Kontek_PTF78_Horizontal_Op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holder_Cylinder-5x20mm_Stelvio-Kontek_PTF78_Horizontal_Op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Connector:Screw_Terminal_01x03</text:p>
          </table:table-cell>
          <table:table-cell office:value-type="string" calcext:value-type="string">
            <text:p>TerminalBlock_Phoenix:TerminalBlock_Phoenix_MKDS-1,5-3-5.08_1x03_P5.08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Connector:Screw_Terminal_01x03</text:p>
          </table:table-cell>
          <table:table-cell office:value-type="string" calcext:value-type="string">
            <text:p>TerminalBlock_Phoenix:TerminalBlock_Phoenix_MKDS-1,5-3-5.08_1x03_P5.08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Conn_01x07_Male</text:p>
          </table:table-cell>
          <table:table-cell office:value-type="string" calcext:value-type="string">
            <text:p>Connector:Conn_01x07_Male</text:p>
          </table:table-cell>
          <table:table-cell office:value-type="string" calcext:value-type="string">
            <text:p>Connector_PinHeader_2.54mm:PinHeader_1x07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Jumper: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K1</text:p>
          </table:table-cell>
          <table:table-cell office:value-type="string" calcext:value-type="string">
            <text:p>G5Q-1</text:p>
          </table:table-cell>
          <table:table-cell office:value-type="string" calcext:value-type="string">
            <text:p>Relay:G5Q-1</text:p>
          </table:table-cell>
          <table:table-cell office:value-type="string" calcext:value-type="string">
            <text:p>Relay_THT:Relay_SPDT_Omron-G5Q-1</text:p>
          </table:table-cell>
          <table:table-cell office:value-type="string" calcext:value-type="string">
            <text:p>https://www.omron.com/ecb/products/pdf/en-g5q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S1</text:p>
          </table:table-cell>
          <table:table-cell office:value-type="string" calcext:value-type="string">
            <text:p>IRM-05-5</text:p>
          </table:table-cell>
          <table:table-cell office:value-type="string" calcext:value-type="string">
            <text:p>Converter_ACDC:IRM-05-5</text:p>
          </table:table-cell>
          <table:table-cell office:value-type="string" calcext:value-type="string">
            <text:p>Converter_ACDC:Converter_ACDC_MeanWell_IRM-05-xx_THT</text:p>
          </table:table-cell>
          <table:table-cell office:value-type="string" calcext:value-type="string">
            <text:p>https://www.meanwell.com/Upload/PDF/IRM-05/IRM-05-SPEC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BCP56</text:p>
          </table:table-cell>
          <table:table-cell office:value-type="string" calcext:value-type="string">
            <text:p>Transistor_BJT:BCP56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cache.nxp.com/documents/data_sheet/BCP56_BCX56_BC56PA.pdf?pspll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BCP56</text:p>
          </table:table-cell>
          <table:table-cell office:value-type="string" calcext:value-type="string">
            <text:p>Transistor_BJT:BCP56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cache.nxp.com/documents/data_sheet/BCP56_BCX56_BC56PA.pdf?pspll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RF_Module:ESP32-WROOM-32D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https://www.espressif.com/sites/default/files/documentation/esp32-wroom-32d_esp32-wroom-32u_datasheet_en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Regulator_Linear: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advanced-monolithic.com/pdf/ds1117.pdf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5</text:p>
          </table:table-cell>
          <table:table-cell office:value-type="string" calcext:value-type="string">
            <text:p>0.1 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100 uF</text:p>
          </table:table-cell>
          <table:table-cell table:style-name="ce1" office:value-type="string" calcext:value-type="string">
            <text:p>Device:C</text:p>
          </table:table-cell>
          <table:table-cell table:style-name="ce1" office:value-type="string" calcext:value-type="string">
            <text:p>Capacitor_SMD:C_0805_2012Metric_Pad1.18x1.45mm_HandSolder</text:p>
          </table:table-cell>
          <table:table-cell table:style-name="ce1" office:value-type="string" calcext:value-type="string">
            <text:p>~</text:p>
          </table:table-cell>
          <table:table-cell table:style-name="ce1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THT:C_Rect_L18.0mm_W6.0mm_P15.00mm_FKS3_FKP3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Device:Fuse</text:p>
          </table:table-cell>
          <table:table-cell office:value-type="string" calcext:value-type="string">
            <text:p>Fuse:Fuseholder_Cylinder-5x20mm_Stelvio-Kontek_PTF78_Horizontal_Open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Connector:Screw_Terminal_01x03</text:p>
          </table:table-cell>
          <table:table-cell office:value-type="string" calcext:value-type="string">
            <text:p>TerminalBlock_Phoenix:TerminalBlock_Phoenix_MKDS-1,5-3-5.08_1x03_P5.08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3, J4, J6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7_Male</text:p>
          </table:table-cell>
          <table:table-cell office:value-type="string" calcext:value-type="string">
            <text:p>Connector:Conn_01x07_Male</text:p>
          </table:table-cell>
          <table:table-cell office:value-type="string" calcext:value-type="string">
            <text:p>Connector_PinHeader_2.54mm:PinHeader_1x07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Jumper_2_Bridged</text:p>
          </table:table-cell>
          <table:table-cell office:value-type="string" calcext:value-type="string">
            <text:p>Jumper:Jumper_2_Bridged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5Q-1</text:p>
          </table:table-cell>
          <table:table-cell office:value-type="string" calcext:value-type="string">
            <text:p>Relay:G5Q-1</text:p>
          </table:table-cell>
          <table:table-cell office:value-type="string" calcext:value-type="string">
            <text:p>Relay_THT:Relay_SPDT_Omron-G5Q-1</text:p>
          </table:table-cell>
          <table:table-cell office:value-type="string" calcext:value-type="string">
            <text:p>https://www.omron.com/ecb/products/pdf/en-g5q.pdf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IRM-05-5</text:p>
          </table:table-cell>
          <table:table-cell office:value-type="string" calcext:value-type="string">
            <text:p>Converter_ACDC:IRM-05-5</text:p>
          </table:table-cell>
          <table:table-cell office:value-type="string" calcext:value-type="string">
            <text:p>Converter_ACDC:Converter_ACDC_MeanWell_IRM-05-xx_THT</text:p>
          </table:table-cell>
          <table:table-cell office:value-type="string" calcext:value-type="string">
            <text:p>https://www.meanwell.com/Upload/PDF/IRM-05/IRM-05-SPEC.PDF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CP56</text:p>
          </table:table-cell>
          <table:table-cell office:value-type="string" calcext:value-type="string">
            <text:p>Transistor_BJT:BCP56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cache.nxp.com/documents/data_sheet/BCP56_BCX56_BC56PA.pdf?pspll=1</text:p>
          </table:table-cell>
          <table:table-cell table:number-columns-repeated="101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1, R5, R6, R7, R8, R12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2, R3, R4, R11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Device:R</text:p>
          </table:table-cell>
          <table:table-cell table:style-name="ce1" office:value-type="string" calcext:value-type="string">
            <text:p>Resistor_SMD:R_0805_2012Metric_Pad1.20x1.40mm_HandSolder</text:p>
          </table:table-cell>
          <table:table-cell table:style-name="ce1"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 R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WROOM-32D</text:p>
          </table:table-cell>
          <table:table-cell office:value-type="string" calcext:value-type="string">
            <text:p>RF_Module:ESP32-WROOM-32D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https://www.espressif.com/sites/default/files/documentation/esp32-wroom-32d_esp32-wroom-32u_datasheet_en.pdf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Regulator_Linear: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advanced-monolithic.com/pdf/ds1117.pdf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1T17:41:57.129124520</dc:date>
    <meta:editing-duration>PT10M13S</meta:editing-duration>
    <meta:editing-cycles>3</meta:editing-cycles>
    <meta:generator>LibreOffice/7.3.7.2$Linux_X86_64 LibreOffice_project/30$Build-2</meta:generator>
    <meta:document-statistic meta:table-count="1" meta:cell-count="361" meta:object-count="0"/>
  </office:meta>
</office:document-meta>
</file>